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999">
            <text:p>Hel-999</text:p>
          </table:table-cell>
          <table:table-cell office:value-type="float" office:value="60.26">
            <text:p>60.26</text:p>
          </table:table-cell>
          <table:table-cell office:value-type="float" office:value="24.8">
            <text:p>24.8</text:p>
          </table:table-cell>
          <table:table-cell office:value-type="float" office:value="6550.0">
            <text:p>65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05">
            <text:p>32.0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AlhonenEtal1978,RosentauEtal2021">
            <text:p>AlhonenEtal1978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435">
            <text:p>Hel-1435</text:p>
          </table:table-cell>
          <table:table-cell office:value-type="float" office:value="60.24">
            <text:p>60.24</text:p>
          </table:table-cell>
          <table:table-cell office:value-type="float" office:value="24.76">
            <text:p>24.76</text:p>
          </table:table-cell>
          <table:table-cell office:value-type="float" office:value="5700.0">
            <text:p>570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2,RosentauEtal2021">
            <text:p>Hyvarinen198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995">
            <text:p>Hel-1995</text:p>
          </table:table-cell>
          <table:table-cell office:value-type="float" office:value="60.22">
            <text:p>60.22</text:p>
          </table:table-cell>
          <table:table-cell office:value-type="float" office:value="24.58">
            <text:p>24.58</text:p>
          </table:table-cell>
          <table:table-cell office:value-type="float" office:value="5420.0">
            <text:p>5420.0</text:p>
          </table:table-cell>
          <table:table-cell office:value-type="float" office:value="160.0">
            <text:p>1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85">
            <text:p>25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2197">
            <text:p>Hel-2197</text:p>
          </table:table-cell>
          <table:table-cell office:value-type="float" office:value="60.23">
            <text:p>60.23</text:p>
          </table:table-cell>
          <table:table-cell office:value-type="float" office:value="24.73">
            <text:p>24.73</text:p>
          </table:table-cell>
          <table:table-cell office:value-type="float" office:value="5070.0">
            <text:p>5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06">
            <text:p>20.0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131">
            <text:p>Hel-1131</text:p>
          </table:table-cell>
          <table:table-cell office:value-type="float" office:value="60.3">
            <text:p>60.3</text:p>
          </table:table-cell>
          <table:table-cell office:value-type="float" office:value="25.2">
            <text:p>25.2</text:p>
          </table:table-cell>
          <table:table-cell office:value-type="float" office:value="7250.0">
            <text:p>725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5">
            <text:p>3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yvarinen1979,RosentauEtal2021">
            <text:p>Hyvarinen1979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2">
            <text:p>Helsinki-02</text:p>
          </table:table-cell>
          <table:table-cell office:value-type="float" office:value="60.33">
            <text:p>60.33</text:p>
          </table:table-cell>
          <table:table-cell office:value-type="float" office:value="25.33">
            <text:p>25.33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25">
            <text:p>2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350">
            <text:p>Hel-350</text:p>
          </table:table-cell>
          <table:table-cell office:value-type="float" office:value="60.22">
            <text:p>60.22</text:p>
          </table:table-cell>
          <table:table-cell office:value-type="float" office:value="24.73">
            <text:p>24.73</text:p>
          </table:table-cell>
          <table:table-cell office:value-type="float" office:value="6180.0">
            <text:p>6180.0</text:p>
          </table:table-cell>
          <table:table-cell office:value-type="float" office:value="230.0">
            <text:p>2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25">
            <text:p>3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Alhonen1972,RosentauEtal2021">
            <text:p>Alhonen197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669">
            <text:p>Hel-1669</text:p>
          </table:table-cell>
          <table:table-cell office:value-type="float" office:value="60.23">
            <text:p>60.23</text:p>
          </table:table-cell>
          <table:table-cell office:value-type="float" office:value="24.64">
            <text:p>24.64</text:p>
          </table:table-cell>
          <table:table-cell office:value-type="float" office:value="6110.0">
            <text:p>611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55">
            <text:p>26.5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1">
            <text:p>Helsinki-01</text:p>
          </table:table-cell>
          <table:table-cell office:value-type="float" office:value="60.27">
            <text:p>60.27</text:p>
          </table:table-cell>
          <table:table-cell office:value-type="float" office:value="25.31">
            <text:p>25.31</text:p>
          </table:table-cell>
          <table:table-cell office:value-type="float" office:value="4040.0">
            <text:p>404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25">
            <text:p>18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